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8.3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MPBXCTRL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c0c0c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22">
      <style:table-cell-properties style:glyph-orientation-vertical="0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0.74pt solid #c0c0c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PBXCTR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MA_ID</text:p>
          </table:table-cell>
          <table:table-cell table:style-name="ce1" office:value-type="string" calcext:value-type="string">
            <text:p>DATA_N</text:p>
          </table:table-cell>
          <table:table-cell table:style-name="ce1" office:value-type="string" calcext:value-type="string">
            <text:p>DATA_C</text:p>
          </table:table-cell>
          <table:table-cell table:style-name="ce1" office:value-type="string" calcext:value-type="string">
            <text:p>DATA_D</text:p>
          </table:table-cell>
          <table:table-cell table:style-name="ce1" office:value-type="string" calcext:value-type="string">
            <text:p>DATA_L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YSFED</text:p>
          </table:table-cell>
          <table:table-cell table:style-name="ce2" office:value-type="float" office:value="60091.89" calcext:value-type="float">
            <text:p>60091.89</text:p>
          </table:table-cell>
          <table:table-cell table:style-name="ce4"/>
          <table:table-cell table:style-name="ce5" office:value-type="date" office:date-value="2010-08-22" calcext:value-type="date">
            <text:p>22-Aug-1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Z NO. ACT. CAJA R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Z NO. OBS. ART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ZZ NO. OBS. COT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ZZ NO. DIREC. EMB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ZZ NO. ARCH. TEMP.</text:p>
          </table:table-cell>
          <table:table-cell table:style-name="ce2" office:value-type="float" office:value="18006" calcext:value-type="float">
            <text:p>18006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ZZ NO. ORDEN ENT. A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ZZ TIPO DE CAMBIO</text:p>
          </table:table-cell>
          <table:table-cell table:style-name="ce2" office:value-type="float" office:value="60924.07" calcext:value-type="float">
            <text:p>60924.07</text:p>
          </table:table-cell>
          <table:table-cell table:style-name="ce4" office:value-type="string" calcext:value-type="string">
            <text:p>USD</text:p>
          </table:table-cell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ZZ NO. TRANS. ALM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ZZ NO. OBS. VTA-INV.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ZZ NO. CONS. SERIES</text:p>
          </table:table-cell>
          <table:table-cell table:style-name="ce2" office:value-type="float" office:value="48397.19" calcext:value-type="float">
            <text:p>48397.19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ZZ NO. ULT. CENTRAL.</text:p>
          </table:table-cell>
          <table:table-cell table:style-name="ce2" office:value-type="float" office:value="32713.15" calcext:value-type="float">
            <text:p>32713.15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ZZ NO. POL. INGRESO</text:p>
          </table:table-cell>
          <table:table-cell table:style-name="ce2" office:value-type="float" office:value="17032.47" calcext:value-type="float">
            <text:p>17032.47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ZZ NO. POL. EGRESO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ZZ NO. POL. DIARIA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ZZ NO. FORMATOS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/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A <text:s/>1</text:p>
          </table:table-cell>
          <table:table-cell table:style-name="ce2" office:value-type="float" office:value="50454.08" calcext:value-type="float">
            <text:p>50454.08</text:p>
          </table:table-cell>
          <table:table-cell table:style-name="ce4" office:value-type="string" calcext:value-type="string">
            <text:p>999,999,999.99</text:p>
          </table:table-cell>
          <table:table-cell/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3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 <text:s/>2</text:p>
          </table:table-cell>
          <table:table-cell table:style-name="ce2" office:value-type="float" office:value="7417.99" calcext:value-type="float">
            <text:p>7417.99</text:p>
          </table:table-cell>
          <table:table-cell table:style-name="ce4" office:value-type="string" calcext:value-type="string">
            <text:p>999,999,999.99</text:p>
          </table:table-cell>
          <table:table-cell/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4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 <text:s/>3</text:p>
          </table:table-cell>
          <table:table-cell table:style-name="ce2" office:value-type="float" office:value="48397.19" calcext:value-type="float">
            <text:p>48397.19</text:p>
          </table:table-cell>
          <table:table-cell table:style-name="ce4" office:value-type="string" calcext:value-type="string">
            <text:p>999,999,999.99</text:p>
          </table:table-cell>
          <table:table-cell/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5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 <text:s/>4</text:p>
          </table:table-cell>
          <table:table-cell table:style-name="ce2" office:value-type="float" office:value="15260.83" calcext:value-type="float">
            <text:p>15260.83</text:p>
          </table:table-cell>
          <table:table-cell table:style-name="ce4"/>
          <table:table-cell table:style-name="ce5" office:value-type="date" office:date-value="2012-04-30" calcext:value-type="date">
            <text:p>30-Apr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6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A <text:s/>5</text:p>
          </table:table-cell>
          <table:table-cell table:style-name="ce2" office:value-type="float" office:value="11147.36" calcext:value-type="float">
            <text:p>11147.36</text:p>
          </table:table-cell>
          <table:table-cell table:style-name="ce4"/>
          <table:table-cell table:style-name="ce5" office:value-type="date" office:date-value="2012-05-31" calcext:value-type="date">
            <text:p>31-May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7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A <text:s/>6</text:p>
          </table:table-cell>
          <table:table-cell table:style-name="ce2" office:value-type="float" office:value="9880.17" calcext:value-type="float">
            <text:p>9880.17</text:p>
          </table:table-cell>
          <table:table-cell table:style-name="ce4" office:value-type="string" calcext:value-type="string">
            <text:p>N</text:p>
          </table:table-cell>
          <table:table-cell table:style-name="ce5" office:value-type="date" office:date-value="2012-06-30" calcext:value-type="date">
            <text:p>30-Jun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8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A <text:s/>7</text:p>
          </table:table-cell>
          <table:table-cell table:style-name="ce2" office:value-type="float" office:value="12413.92" calcext:value-type="float">
            <text:p>12413.92</text:p>
          </table:table-cell>
          <table:table-cell table:style-name="ce4"/>
          <table:table-cell table:style-name="ce5" office:value-type="date" office:date-value="2012-07-31" calcext:value-type="date">
            <text:p>31-Jul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9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A <text:s/>8</text:p>
          </table:table-cell>
          <table:table-cell table:style-name="ce2" office:value-type="float" office:value="19325.05" calcext:value-type="float">
            <text:p>19325.05</text:p>
          </table:table-cell>
          <table:table-cell table:style-name="ce4"/>
          <table:table-cell table:style-name="ce5" office:value-type="date" office:date-value="2012-08-31" calcext:value-type="date">
            <text:p>31-Aug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10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A <text:s/>9</text:p>
          </table:table-cell>
          <table:table-cell table:style-name="ce2" office:value-type="float" office:value="13185.07" calcext:value-type="float">
            <text:p>13185.07</text:p>
          </table:table-cell>
          <table:table-cell table:style-name="ce4"/>
          <table:table-cell table:style-name="ce5" office:value-type="date" office:date-value="2012-09-30" calcext:value-type="date">
            <text:p>30-Sep-12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A 10</text:p>
          </table:table-cell>
          <table:table-cell table:style-name="ce2" office:value-type="float" office:value="98760.45" calcext:value-type="float">
            <text:p>98760.45</text:p>
          </table:table-cell>
          <table:table-cell table:style-name="ce4"/>
          <table:table-cell table:style-name="ce5" office:value-type="date" office:date-value="2016-10-31" calcext:value-type="date">
            <text:p>31-Oct-16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12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A 11</text:p>
          </table:table-cell>
          <table:table-cell table:style-name="ce2" office:value-type="float" office:value="106766.69" calcext:value-type="float">
            <text:p>106766.69</text:p>
          </table:table-cell>
          <table:table-cell table:style-name="ce4"/>
          <table:table-cell table:style-name="ce5" office:value-type="date" office:date-value="2016-11-30" calcext:value-type="date">
            <text:p>30-Nov-16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SA 12</text:p>
          </table:table-cell>
          <table:table-cell table:style-name="ce2" office:value-type="float" office:value="80198.34" calcext:value-type="float">
            <text:p>80198.34</text:p>
          </table:table-cell>
          <table:table-cell table:style-name="ce4"/>
          <table:table-cell table:style-name="ce5" office:value-type="date" office:date-value="2016-12-31" calcext:value-type="date">
            <text:p>31-Dec-16</text:p>
          </table:table-cell>
          <table:table-cell table:style-name="ce6" table:formula="of:=FALSE()" office:value-type="float" office:value="0" calcext:value-type="float">
            <text:p>0</text:p>
          </table:table-cell>
          <table:table-cell office:value-type="string" calcext:value-type="string">
            <text:p>mes2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FECHA_INICIO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date" office:date-value="2016-11-01" calcext:value-type="date">
            <text:p>1-Nov-16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FECHA_FIN</text:p>
          </table:table-cell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date" office:date-value="2017-10-31" calcext:value-type="date">
            <text:p>31-Oct-17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FA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O</text:p>
          </table:table-cell>
          <table:table-cell table:style-name="ce2" office:value-type="float" office:value="10412.53" calcext:value-type="float">
            <text:p>10412.53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NT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OC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PE</text:p>
          </table:table-cell>
          <table:table-cell table:style-name="ce2" office:value-type="float" office:value="15312.89" calcext:value-type="float">
            <text:p>15312.89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DV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C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T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GD</text:p>
          </table:table-cell>
          <table:table-cell/>
          <table:table-cell table:style-name="ce4" office:value-type="string" calcext:value-type="string">
            <text:p>0</text:p>
          </table:table-cell>
          <table:table-cell/>
          <table:table-cell table:style-name="ce6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a6caf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e3e3e3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a0e0e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a0e0e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9966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999933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c9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a0e0e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a0e0e0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424242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0000" style:border-line-width-bottom="0.51pt 1.5pt 0.51pt" fo:border-left="none" fo:padding="2.01pt" fo:border-right="none" style:rotation-align="none" fo:border-top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fo:border="0.74pt solid #808080" fo:padding="2.01pt"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ff99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cc99ff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2.01pt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0" fo:border="0.74pt solid #c0c0c0" fo:padding="2.01pt" style:rotation-align="none"/>
    </style:style>
    <style:style style:name="Salida" style:family="table-cell" style:parent-style-name="Default">
      <style:table-cell-properties fo:background-color="#ffffff" fo:border="0.74pt solid #424242" fo:padding="2.01pt" style:rotation-align="none"/>
      <style:text-properties fo:color="#424242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cc" style:border-line-width-bottom="0.51pt 1.5pt 0.51pt" fo:border-left="none" fo:padding="2.01pt" fo:border-right="none" style:rotation-align="none" fo:border-top="0.74pt solid #3333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cc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a0e0e0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a0e0e0" fo:border-left="none" fo:padding="2.01pt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9966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99933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6666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PBXCTRL" style:display-name="PageStyle_MPBXCTR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17:58:30.208021817</dc:date>
    <meta:editing-duration>PT3M54S</meta:editing-duration>
    <meta:editing-cycles>1</meta:editing-cycles>
    <meta:document-statistic meta:table-count="1" meta:cell-count="199" meta:object-count="0"/>
    <meta:generator>LibreOffice/5.1.6.2.0$Linux_X86_64 LibreOffice_project/10$Build-2</meta:generator>
  </office:meta>
</office:document-meta>
</file>